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2.A" style:family="table-column">
      <style:table-column-properties style:column-width="4.606cm"/>
    </style:style>
    <style:style style:name="Tabla2.B" style:family="table-column">
      <style:table-column-properties style:column-width="5.145cm"/>
    </style:style>
    <style:style style:name="Tabla2.C" style:family="table-column">
      <style:table-column-properties style:column-width="0.751cm"/>
    </style:style>
    <style:style style:name="Tabla2.D" style:family="table-column">
      <style:table-column-properties style:column-width="3.702cm"/>
    </style:style>
    <style:style style:name="Tabla2.E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2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2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2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2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3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3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3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3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D3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1.A" style:family="table-column">
      <style:table-column-properties style:column-width="4.606cm"/>
    </style:style>
    <style:style style:name="Tabla1.B" style:family="table-column">
      <style:table-column-properties style:column-width="5.897cm"/>
    </style:style>
    <style:style style:name="Tabla1.C" style:family="table-column">
      <style:table-column-properties style:column-width="8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8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1.C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4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2bbca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f2bbca" style:font-size-asian="12pt" style:font-weight-asian="bold" style:font-name-complex="Calibri2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f3cc41" officeooo:paragraph-rsid="01f3cc41" style:font-size-asian="12pt" style:font-weight-asian="bold" style:font-name-complex="Calibri2" style:font-size-complex="12pt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2bbca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gl" fo:country="ES" officeooo:paragraph-rsid="01f256a9"/>
    </style:style>
    <style:style style:name="P31" style:family="paragraph" style:parent-style-name="Standard">
      <style:text-properties fo:language="gl" fo:country="ES" officeooo:paragraph-rsid="01f3cc41"/>
    </style:style>
    <style:style style:name="P32" style:family="paragraph" style:parent-style-name="Standard">
      <style:text-properties fo:language="gl" fo:country="ES" officeooo:paragraph-rsid="01fb3527"/>
    </style:style>
    <style:style style:name="P33" style:family="paragraph" style:parent-style-name="Standard">
      <style:text-properties officeooo:paragraph-rsid="01fbe1cd"/>
    </style:style>
    <style:style style:name="P34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12pt" fo:language="gl" fo:country="ES" fo:font-weight="normal" officeooo:rsid="01f3cc41" officeooo:paragraph-rsid="01f3cc41" style:font-size-asian="12pt" style:font-weight-asian="normal" style:font-name-complex="Calibri2" style:font-size-complex="12pt" style:font-weight-complex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language="gl" fo:country="ES" officeooo:paragraph-rsid="014e8ab7"/>
    </style:style>
    <style:style style:name="P58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f3cc41"/>
    </style:style>
    <style:style style:name="T22" style:family="text">
      <style:text-properties officeooo:rsid="01f4f06a"/>
    </style:style>
    <style:style style:name="T23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111111" loext:opacity="100%" style:font-name="Menlo" fo:font-size="9.60000038146973pt" fo:letter-spacing="normal"/>
    </style:style>
    <style:style style:name="T25" style:family="text">
      <style:text-properties officeooo:rsid="01f59fe8"/>
    </style:style>
    <style:style style:name="T26" style:family="text">
      <style:text-properties fo:color="#ff0000" loext:opacity="100%" fo:font-weight="bold" style:font-weight-asian="bold" style:font-weight-complex="bold"/>
    </style:style>
    <style:style style:name="T27" style:family="text">
      <style:text-properties fo:language="gl" fo:country="ES" officeooo:rsid="01f4f06a"/>
    </style:style>
    <style:style style:name="T28" style:family="text">
      <style:text-properties officeooo:rsid="01f96531"/>
    </style:style>
    <style:style style:name="T29" style:family="text">
      <style:text-properties officeooo:rsid="01fb3527"/>
    </style:style>
    <style:style style:name="T30" style:family="text">
      <style:text-properties officeooo:rsid="01fbe1c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(%1%)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0"><text:span text:style-name="T17">PRÁCTICA MME – UD0</text:span><text:span text:style-name="T18">4</text:span><text:span text:style-name="T17">-0</text:span><text:span text:style-name="T19">0</text:span><text:span text:style-name="T17"> </text:span><text:span text:style-name="T14">– </text:span><text:span text:style-name="T15">Obter información </text:span><text:span text:style-name="T16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7">NÚMERO DE GRUPO</text:p>
          </table:table-cell>
          <table:table-cell table:style-name="IntegrantesGrupo.B2" office:value-type="string">
            <text:p text:style-name="P25">FUNCIÓNS</text:p>
          </table:table-cell>
          <table:table-cell table:style-name="IntegrantesGrupo.C2" office:value-type="string">
            <text:p text:style-name="P26">Apelidos, Nome</text:p>
          </table:table-cell>
        </table:table-row>
        <table:table-row>
          <table:table-cell table:style-name="IntegrantesGrupo.A3" table:number-rows-spanned="3" office:value-type="string">
            <text:p text:style-name="P4"><draw:custom-shape text:anchor-type="paragraph" draw:z-index="4" draw:name="Forma1" draw:style-name="gr1" draw:text-style-name="P5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8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8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7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14"/>
          </table:table-cell>
        </table:table-row>
      </table:table>
      <text:p text:style-name="P23"/>
      <text:p text:style-name="P24"><text:span text:style-name="T25">Emprega</text:span> a máquina virtual con Kalilinux e realiza as seguintes tarefas. <text:s/></text:p>
      <text:list text:style-name="L8">
        <text:list-item>
          <text:p text:style-name="P56">Usuario: kali contrasinal: kali</text:p>
        </text:list-item>
        <text:list-item>
          <text:p text:style-name="P56">Usuario: root contrasinal: toor </text:p>
        </text:list-item>
      </text:list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29">A) <text:span text:style-name="T22">Información sobre a CPU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41">Ferramentas que imos aprender:</text:p>
            <text:list xml:id="list3548954685" text:style-name="L1">
              <text:list-item>
                <text:p text:style-name="P47">lshw</text:p>
              </text:list-item>
              <text:list-item>
                <text:p text:style-name="P47"><text:s/>/proc/cpuinfo</text:p>
              </text:list-item>
              <text:list-item>
                <text:p text:style-name="P47">nproc</text:p>
              </text:list-item>
              <text:list-item>
                <text:p text:style-name="P47">lscpu</text:p>
              </text:list-item>
            </text:list>
          </table:table-cell>
          <table:covered-table-cell/>
          <table:table-cell table:style-name="Tabla2.C2" table:number-columns-spanned="3" office:value-type="string">
            <text:p text:style-name="P41">Outras ferramentas que imos empregar:</text:p>
            <text:list xml:id="list1125288617" text:style-name="L2">
              <text:list-item>
                <text:p text:style-name="P42">grep</text:p>
              </text:list-item>
              <text:list-item>
                <text:p text:style-name="P42">man</text:p>
              </text:list-item>
              <text:list-item>
                <text:p text:style-name="P42">cat</text:p>
              </text:list-item>
              <text:list-item>
                <text:p text:style-name="P42">apt 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A3" table:number-columns-spanned="4" office:value-type="string">
            <text:list xml:id="list1961039253" text:style-name="L3">
              <text:list-item>
                <text:p text:style-name="P34">Temos que configurar o teclado en español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setxkbmap es </text:p>
          </table:table-cell>
        </table:table-row>
        <table:table-row table:style-name="Tabla2.1">
          <table:table-cell table:style-name="Tabla2.A2" table:number-columns-spanned="4" office:value-type="string">
            <text:list xml:id="list143935469190300" text:continue-numbering="true" text:style-name="L3">
              <text:list-item>
                <text:p text:style-name="P34">Poñemonos como root</text:p>
              </text:list-item>
            </text:list>
          </table:table-cell>
          <table:covered-table-cell/>
          <table:covered-table-cell/>
          <table:covered-table-cell/>
          <table:table-cell table:style-name="Tabla2.E4" office:value-type="string">
            <text:p text:style-name="P11">sudo su </text:p>
          </table:table-cell>
        </table:table-row>
        <table:table-row table:style-name="Tabla2.1">
          <table:table-cell table:style-name="Tabla2.A3" table:number-columns-spanned="4" office:value-type="string">
            <text:list xml:id="list143937208963365" text:continue-numbering="true" text:style-name="L3">
              <text:list-item>
                <text:p text:style-name="P34">Actualizamos os repositorios </text:p>
              </text:list-item>
            </text:list>
          </table:table-cell>
          <table:covered-table-cell/>
          <table:covered-table-cell/>
          <table:covered-table-cell/>
          <table:table-cell table:style-name="Tabla2.E5" office:value-type="string">
            <text:p text:style-name="P11">apt update <text:s text:c="4"/></text:p>
          </table:table-cell>
        </table:table-row>
        <table:table-row table:style-name="Tabla2.1">
          <table:table-cell table:style-name="Tabla2.A2" table:number-columns-spanned="4" office:value-type="string">
            <text:list xml:id="list143937482905812" text:continue-numbering="true" text:style-name="L3">
              <text:list-item>
                <text:p text:style-name="P34">Instalamos con apt lswh</text:p>
              </text:list-item>
            </text:list>
          </table:table-cell>
          <table:covered-table-cell/>
          <table:covered-table-cell/>
          <table:covered-table-cell/>
          <table:table-cell table:style-name="Tabla2.E6" office:value-type="string">
            <text:p text:style-name="P11">apt install lshw -y </text:p>
          </table:table-cell>
        </table:table-row>
        <table:table-row table:style-name="Tabla2.1">
          <table:table-cell table:style-name="Tabla2.A3" table:number-columns-spanned="4" office:value-type="string">
            <text:list xml:id="list143935667782501" text:continue-numbering="true" text:style-name="L3">
              <text:list-item>
                <text:p text:style-name="P34"><text:span text:style-name="T22">Consultamos o manual como empregar lswh </text:span><text:s/></text:p>
              </text:list-item>
            </text:list>
          </table:table-cell>
          <table:covered-table-cell/>
          <table:covered-table-cell/>
          <table:covered-table-cell/>
          <table:table-cell table:style-name="Tabla2.E7" office:value-type="string">
            <text:p text:style-name="P11"><text:span text:style-name="T22">man lshw</text:span> </text:p>
          </table:table-cell>
        </table:table-row>
        <table:table-row table:style-name="Tabla2.1">
          <table:table-cell table:style-name="Tabla2.A2" table:number-columns-spanned="4" office:value-type="string">
            <text:list xml:id="list143936577036215" text:continue-numbering="true" text:style-name="L3">
              <text:list-item>
                <text:p text:style-name="P39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covered-table-cell/>
          <table:covered-table-cell/>
          <table:table-cell table:style-name="Tabla2.E8" office:value-type="string">
            <text:p text:style-name="P11"><text:span text:style-name="T22">l</text:span>shw -short</text:p>
          </table:table-cell>
        </table:table-row>
        <table:table-row table:style-name="Tabla2.1">
          <table:table-cell table:style-name="Tabla2.A3" table:number-columns-spanned="4" office:value-type="string">
            <text:list xml:id="list143935631717428" text:continue-numbering="true" text:style-name="L3">
              <text:list-item>
                <text:p text:style-name="P39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covered-table-cell/>
          <table:covered-table-cell/>
          <table:table-cell table:style-name="Tabla2.E9" office:value-type="string">
            <text:p text:style-name="P11">lshw -class disk </text:p>
          </table:table-cell>
        </table:table-row>
        <table:table-row table:style-name="Tabla2.1">
          <table:table-cell table:style-name="Tabla2.A2" table:number-columns-spanned="4" office:value-type="string">
            <text:list xml:id="list143936802549862" text:continue-numbering="true" text:style-name="L3">
              <text:list-item>
                <text:p text:style-name="P39">Obtén empregando a clase a información dos seguintes dispositivos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143936642167263" text:continue-numbering="true" text:style-name="L3">
              <text:list-item>
                <text:p text:style-name="P39">Información do procesador</text:p>
              </text:list-item>
            </text:list>
          </table:table-cell>
          <table:covered-table-cell/>
          <table:covered-table-cell/>
          <table:covered-table-cell/>
          <table:table-cell table:style-name="Tabla2.E11" office:value-type="string">
            <text:p text:style-name="P11"><text:span text:style-name="T28">l</text:span>shw -class processor</text:p>
          </table:table-cell>
        </table:table-row>
        <table:table-row table:style-name="Tabla2.1">
          <table:table-cell table:style-name="Tabla2.A2" table:number-columns-spanned="4" office:value-type="string">
            <text:list xml:id="list143937492281278" text:continue-numbering="true" text:style-name="L3">
              <text:list-item>
                <text:list>
                  <text:list-item>
                    <text:p text:style-name="P39">Fabricante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143935674981727" text:continue-numbering="true" text:style-name="L3">
              <text:list-item>
                <text:list>
                  <text:list-item>
                    <text:p text:style-name="P39">Modelo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143936033383566" text:continue-numbering="true" text:style-name="L3">
              <text:list-item>
                <text:list>
                  <text:list-item>
                    <text:p text:style-name="P39">Ancho do bus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143935526168280" text:continue-numbering="true" text:style-name="L3">
              <text:list-item>
                <text:p text:style-name="P53"><text:span text:style-name="T27">Compara esta <text:s/>información coa que se almacena en </text:span><text:span text:style-name="Source_20_Text"><text:span text:style-name="T23">/proc/cpuinfo</text:span>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143937289930659" text:continue-numbering="true" text:style-name="L3">
              <text:list-item>
                <text:list>
                  <text:list-item>
                    <text:p text:style-name="P39">Que comando nos permite ver o ficheiro cpuinf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6" office:value-type="string">
            <text:p text:style-name="P12">cat /proc/cpuinfo</text:p>
          </table:table-cell>
        </table:table-row>
        <table:table-row table:style-name="Tabla2.1">
          <table:table-cell table:style-name="Tabla2.A3" table:number-columns-spanned="4" office:value-type="string">
            <text:list xml:id="list143936338233165" text:continue-numbering="true" text:style-name="L3">
              <text:list-item>
                <text:list>
                  <text:list-item>
                    <text:p text:style-name="P40">Cal é a frecuencia de funcionamento 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2"/>
          </table:table-cell>
        </table:table-row>
        <table:table-row table:style-name="Tabla2.1">
          <table:table-cell table:style-name="Tabla2.A2" table:number-columns-spanned="4" office:value-type="string">
            <text:list xml:id="list143937468731692" text:continue-numbering="true" text:style-name="L3">
              <text:list-item>
                <text:list>
                  <text:list-item>
                    <text:p text:style-name="P40">Cantos cores ten a MV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 office:value-type="float" office:value="2">
            <text:p text:style-name="P13">2</text:p>
          </table:table-cell>
        </table:table-row>
        <table:table-row table:style-name="Tabla2.1">
          <table:table-cell table:style-name="Tabla2.A3" table:number-columns-spanned="4" office:value-type="string">
            <text:list xml:id="list143935819132350" text:continue-numbering="true" text:style-name="L3">
              <text:list-item>
                <text:list>
                  <text:list-item>
                    <text:p text:style-name="P40">Dispón de FPU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9" office:value-type="string">
            <text:p text:style-name="P13">Si</text:p>
          </table:table-cell>
        </table:table-row>
        <table:table-row table:style-name="Tabla2.1">
          <table:table-cell table:style-name="Tabla2.A2" table:number-columns-spanned="4" office:value-type="string">
            <text:list xml:id="list143937476374788" text:continue-numbering="true" text:style-name="L3">
              <text:list-item>
                <text:p text:style-name="P40">Apaga a máquina e configura con 4 procesadores.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2"/>
          </table:table-cell>
        </table:table-row>
        <table:table-row table:style-name="Tabla2.1">
          <table:table-cell table:style-name="Tabla2.A3" table:number-columns-spanned="4" office:value-type="string">
            <text:list xml:id="list143935924261318" text:continue-numbering="true" text:style-name="L3">
              <text:list-item>
                <text:list>
                  <text:list-item>
                    <text:p text:style-name="P40">Que comando nos permite obter <text:s/>esta información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21" office:value-type="string">
            <text:p text:style-name="P12">cat /proc/cpuinfo <text:span text:style-name="T25">| grep cpu</text:span></text:p>
          </table:table-cell>
        </table:table-row>
        <text:soft-page-break/>
        <table:table-row table:style-name="Tabla2.1">
          <table:table-cell table:style-name="Tabla2.A2" table:number-columns-spanned="4" office:value-type="string">
            <text:list xml:id="list143935459739636" text:continue-numbering="true" text:style-name="L3">
              <text:list-item>
                <text:list>
                  <text:list-item>
                    <text:p text:style-name="P40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22" office:value-type="string">
            <text:p text:style-name="P13"><text:s/>man nproc</text:p>
          </table:table-cell>
        </table:table-row>
        <table:table-row table:style-name="Tabla2.1">
          <table:table-cell table:style-name="Tabla2.A3" table:number-columns-spanned="4" office:value-type="string">
            <text:list xml:id="list143937350592094" text:continue-numbering="true" text:style-name="L3">
              <text:list-item>
                <text:list>
                  <text:list-item>
                    <text:p text:style-name="P40"><text:s/>O comando <text:span text:style-name="T20">nproc</text:span> para que nos serv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23" office:value-type="string">
            <text:p text:style-name="P13">Indica o nº de procesadores</text:p>
          </table:table-cell>
        </table:table-row>
        <table:table-row table:style-name="Tabla2.1">
          <table:table-cell table:style-name="Tabla2.A2" table:number-columns-spanned="4" office:value-type="string">
            <text:list xml:id="list143935884285813" text:continue-numbering="true" text:style-name="L3">
              <text:list-item>
                <text:list>
                  <text:list-item>
                    <text:p text:style-name="P40">A información que nos mostra <text:span text:style-name="T20">nproc </text:span><text:s/>é coherente co vist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24" office:value-type="string">
            <text:p text:style-name="P13">Si</text:p>
          </table:table-cell>
        </table:table-row>
        <table:table-row table:style-name="Tabla2.1">
          <table:table-cell table:style-name="Tabla2.A3" table:number-columns-spanned="4" office:value-type="string">
            <text:list xml:id="list143937156510177" text:continue-numbering="true" text:style-name="L3">
              <text:list-item>
                <text:p text:style-name="P40"><text:s/><text:span text:style-name="T20">Agora intentarás descubrir información da CPU empregando o comando </text:span><text:span text:style-name="T26">lscpu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3"/>
          </table:table-cell>
        </table:table-row>
        <table:table-row table:style-name="Tabla2.1">
          <table:table-cell table:style-name="Tabla2.A2" table:number-columns-spanned="4" office:value-type="string">
            <text:list xml:id="list143937387157062" text:continue-numbering="true" text:style-name="L3">
              <text:list-item>
                <text:list>
                  <text:list-item>
                    <text:p text:style-name="P40">Cal é o tamaño da cache de prim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3"/>
          </table:table-cell>
        </table:table-row>
        <table:table-row table:style-name="Tabla2.1">
          <table:table-cell table:style-name="Tabla2.A3" table:number-columns-spanned="4" office:value-type="string">
            <text:list xml:id="list143936020103857" text:continue-numbering="true" text:style-name="L3">
              <text:list-item>
                <text:list>
                  <text:list-item>
                    <text:p text:style-name="P40">Cal é o tamaño da cache de segundo nivel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3"/>
          </table:table-cell>
        </table:table-row>
        <table:table-row table:style-name="Tabla2.1">
          <table:table-cell table:style-name="Tabla2.A2" table:number-columns-spanned="4" office:value-type="string">
            <text:list xml:id="list143936027999146" text:continue-numbering="true" text:style-name="L3">
              <text:list-item>
                <text:list>
                  <text:list-item>
                    <text:p text:style-name="P40">Cal é o tamaño da cache de terc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3"/>
          </table:table-cell>
        </table:table-row>
        <table:table-row table:style-name="Tabla2.1">
          <table:table-cell table:style-name="Tabla2.A3" table:number-columns-spanned="4" office:value-type="string">
            <text:list xml:id="list143935619860322" text:continue-numbering="true" text:style-name="L3">
              <text:list-item>
                <text:list>
                  <text:list-item>
                    <text:p text:style-name="P40">Cal é o vendedor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3"/>
          </table:table-cell>
        </table:table-row>
        <table:table-row table:style-name="Tabla2.1">
          <table:table-cell table:style-name="Tabla2.A2" table:number-columns-spanned="4" office:value-type="string">
            <text:list xml:id="list143935954521262" text:continue-numbering="true" text:style-name="L3">
              <text:list-item>
                <text:list>
                  <text:list-item>
                    <text:p text:style-name="P40">Cal é o modelo da bio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3"/>
          </table:table-cell>
        </table:table-row>
        <table:table-row table:style-name="Tabla2.1">
          <table:table-cell table:style-name="Tabla2.A3" table:number-columns-spanned="4" office:value-type="string">
            <text:list xml:id="list143935594994562" text:continue-numbering="true" text:style-name="L3">
              <text:list-item>
                <text:list>
                  <text:list-item>
                    <text:p text:style-name="P40">Existe algunha vulnerabilidad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1" office:value-type="string">
            <text:p text:style-name="P13"><text:s/></text:p>
          </table:table-cell>
        </table:table-row>
        <table:table-row table:style-name="Tabla2.1">
          <table:table-cell table:style-name="Tabla2.A2" table:number-columns-spanned="4" office:value-type="string">
            <text:list xml:id="list143937209031449" text:continue-numbering="true" text:style-name="L3">
              <text:list-item>
                <text:list>
                  <text:list-item>
                    <text:p text:style-name="P40">Que parámetro nos indica que o sistema é virtualizad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2" office:value-type="string">
            <text:p text:style-name="P13">Hipervisor <text:s/>vendor</text:p>
          </table:table-cell>
        </table:table-row>
        <table:table-row table:style-name="Tabla2.1">
          <table:table-cell table:style-name="Tabla2.A3" table:number-columns-spanned="4" office:value-type="string">
            <text:list xml:id="list143937500546311" text:continue-numbering="true" text:style-name="L3">
              <text:list-item>
                <text:list>
                  <text:list-item>
                    <text:p text:style-name="P40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3" office:value-type="string">
            <text:p text:style-name="P13">/proc/cpuinfo</text:p>
          </table:table-cell>
        </table:table-row>
        <table:table-row table:style-name="Tabla2.1">
          <table:table-cell table:style-name="Tabla2.A34" office:value-type="string">
            <text:p text:style-name="P20"/>
          </table:table-cell>
          <table:table-cell table:style-name="Tabla2.B34" table:number-columns-spanned="2">
            <text:p text:style-name="P21"/>
          </table:table-cell>
          <table:covered-table-cell/>
          <table:table-cell table:style-name="Tabla2.D34" table:number-columns-spanned="2">
            <text:p text:style-name="P16"/>
          </table:table-cell>
          <table:covered-table-cell/>
        </table:table-row>
      </table:table>
      <text:p text:style-name="P31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54"><text:span text:style-name="T30">B</text:span>) <text:span text:style-name="T22">Información sobre </text:span><text:span text:style-name="T30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4">Ferramentas que imos aprender:</text:p>
            <text:list xml:id="list143936284168475" text:continue-list="list3548954685" text:style-name="L1">
              <text:list-item>
                <text:p text:style-name="P51">free </text:p>
              </text:list-item>
              <text:list-item>
                <text:p text:style-name="P51">vmstat -s -S M </text:p>
              </text:list-item>
              <text:list-item>
                <text:p text:style-name="P51">cat /proc/meminfo/</text:p>
              </text:list-item>
            </text:list>
            <text:p text:style-name="P52"/>
            <text:p text:style-name="P52"><text:a xlink:type="simple" xlink:href="https://raiolanetworks.es/blog/memoria-ram-usada-memoria-ram-libre-linux/" text:style-name="Internet_20_link" text:visited-style-name="Visited_20_Internet_20_Link">https://raiolanetworks.es/blog/memoria-ram-usada-memoria-ram-libre-linux/</text:a> </text:p>
            <text:p text:style-name="P52"/>
            <text:p text:style-name="P52"><text:a xlink:type="simple" xlink:href="https://devconnected.com/how-to-check-ram-on-linux/" text:style-name="Internet_20_link" text:visited-style-name="Visited_20_Internet_20_Link">https://devconnected.com/how-to-check-ram-on-linux/</text:a> </text:p>
          </table:table-cell>
          <table:table-cell table:style-name="Tabla3.B2" table:number-columns-spanned="2" office:value-type="string">
            <text:p text:style-name="P44">Outras ferramentas que imos empregar:</text:p>
            <text:list text:style-name="L4">
              <text:list-item>
                <text:p text:style-name="P43">grep</text:p>
              </text:list-item>
              <text:list-item>
                <text:p text:style-name="P43">man</text:p>
              </text:list-item>
              <text:list-item>
                <text:p text:style-name="P43">cat</text:p>
              </text:list-item>
              <text:list-item>
                <text:p text:style-name="P43">apt </text:p>
              </text:list-item>
            </text:list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3262895915" text:style-name="L5">
              <text:list-item>
                <text:p text:style-name="P35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36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143937345255946" text:continue-numbering="true" text:style-name="L5">
              <text:list-item>
                <text:p text:style-name="P35"/>
              </text:list-item>
            </text:list>
          </table:table-cell>
          <table:covered-table-cell/>
          <table:table-cell table:style-name="Tabla3.C4" office:value-type="string">
            <text:p text:style-name="P36"/>
          </table:table-cell>
        </table:table-row>
        <table:table-row table:style-name="Tabla3.1">
          <table:table-cell table:style-name="Tabla3.A3" table:number-columns-spanned="2" office:value-type="string">
            <text:list xml:id="list143936109740313" text:continue-numbering="true" text:style-name="L5">
              <text:list-item>
                <text:p text:style-name="P35"/>
              </text:list-item>
            </text:list>
          </table:table-cell>
          <table:covered-table-cell/>
          <table:table-cell table:style-name="Tabla3.C5" office:value-type="string">
            <text:p text:style-name="P36"/>
          </table:table-cell>
        </table:table-row>
      </table:table>
      <text:p text:style-name="P32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55"><text:span text:style-name="T30">C</text:span>) <text:span text:style-name="T22">Información sobre <text:s/></text:span><text:span text:style-name="T30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6">Ferramentas que imos aprender:</text:p>
            <text:list xml:id="list143935544766630" text:continue-list="list143936284168475" text:style-name="L1">
              <text:list-item>
                <text:p text:style-name="P50"><text:s/>lshw -class disk -class storage</text:p>
              </text:list-item>
              <text:list-item>
                <text:p text:style-name="P50">lshw -short -C disk</text:p>
              </text:list-item>
              <text:list-item>
                <text:p text:style-name="P50"><text:span text:style-name="T24">fdisk -l | grep '^Disk /dev/'</text:span> <text:s/></text:p>
              </text:list-item>
              <text:list-item>
                <text:p text:style-name="P51">smartctl <text:s/></text:p>
              </text:list-item>
              <text:list-item>
                <text:p text:style-name="P51"/>
              </text:list-item>
              <text:list-item>
                <text:p text:style-name="P51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  <text:list-item>
                <text:p text:style-name="P51"><text:soft-page-break/></text:p>
              </text:list-item>
            </text:list>
          </table:table-cell>
          <table:table-cell table:style-name="Tabla4.B2" table:number-columns-spanned="2" office:value-type="string">
            <text:p text:style-name="P46">Outras ferramentas que imos empregar:</text:p>
            <text:list text:style-name="L6">
              <text:list-item>
                <text:p text:style-name="P45">grep</text:p>
              </text:list-item>
              <text:list-item>
                <text:p text:style-name="P45">man</text:p>
              </text:list-item>
              <text:list-item>
                <text:p text:style-name="P45">cat</text:p>
              </text:list-item>
              <text:list-item>
                <text:p text:style-name="P45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3964987537" text:style-name="L7">
              <text:list-item>
                <text:p text:style-name="P37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38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143937489397853" text:continue-numbering="true" text:style-name="L7">
              <text:list-item>
                <text:p text:style-name="P37"><text:s/></text:p>
              </text:list-item>
            </text:list>
          </table:table-cell>
          <table:covered-table-cell/>
          <table:table-cell table:style-name="Tabla4.C4" office:value-type="string">
            <text:p text:style-name="P38"/>
          </table:table-cell>
        </table:table-row>
        <table:table-row table:style-name="Tabla4.1">
          <table:table-cell table:style-name="Tabla4.A3" table:number-columns-spanned="2" office:value-type="string">
            <text:list xml:id="list143937403637139" text:continue-numbering="true" text:style-name="L7">
              <text:list-item>
                <text:p text:style-name="P37"/>
              </text:list-item>
            </text:list>
          </table:table-cell>
          <table:covered-table-cell/>
          <table:table-cell table:style-name="Tabla4.C5" office:value-type="string">
            <text:p text:style-name="P38"/>
          </table:table-cell>
        </table:table-row>
      </table:table>
      <text:p text:style-name="P33"/>
      <text:p text:style-name="P33"/>
      <text:p text:style-name="P33"/>
      <table:table table:name="Tabla1" table:style-name="Tabla1" table:template-name="Box List Blue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8"><text:span text:style-name="T29">B</text:span>) WMIC <text:span text:style-name="T21">(windows)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10"><text:span text:style-name="T21">Esta ferramenta permítenos </text:span><text:s/><text:span text:style-name="T21">obter información s</text:span>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>
          <table:table-cell table:style-name="Tabla1.A8" office:value-type="string">
            <text:p text:style-name="P18"/>
          </table:table-cell>
          <table:table-cell table:style-name="Tabla1.B8">
            <text:p text:style-name="P19"/>
          </table:table-cell>
          <table:table-cell table:style-name="Tabla1.C8">
            <text:p text:style-name="P15"/>
          </table:table-cell>
        </table:table-row>
      </table:table>
      <text:p text:style-name="P22"/>
      <text:p text:style-name="P57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1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3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text:span text:style-name="MT2">C</text:span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3</text:page-number><text:s/>de <text:page-count>3</text:page-count></text:p>
        <text:p text:style-name="MP2"/>
      </style:footer>
      <style:footer-first>
        <text:p text:style-name="MP3">Pá<text:span text:style-name="MT10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96</meta:editing-cycles>
    <meta:creation-date>2019-11-09T13:25:03.151138236</meta:creation-date>
    <meta:editing-duration>PT12H34M55S</meta:editing-duration>
    <meta:generator>LibreOffice/7.4.3.2$Windows_X86_64 LibreOffice_project/1048a8393ae2eeec98dff31b5c133c5f1d08b890</meta:generator>
    <dc:subject>PRÁCTICA 9 – Cooler Master AMD</dc:subject>
    <dc:title>Taller - MME</dc:title>
    <dc:date>2022-12-06T14:39:35.251000000</dc:date>
    <meta:document-statistic meta:table-count="5" meta:image-count="2" meta:object-count="0" meta:page-count="3" meta:paragraph-count="108" meta:word-count="535" meta:character-count="3157" meta:non-whitespace-character-count="27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